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50%"/>
    </style:style>
    <style:style style:name="P3"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6"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7" style:family="paragraph" style:parent-style-name="Header">
      <style:paragraph-properties fo:text-align="center" style:justify-single-word="false" fo:orphans="2" fo:widows="2" style:snap-to-layout-grid="false" style:writing-mode="lr-tb">
        <style:tab-stops/>
      </style:paragraph-properties>
      <style:text-properties fo:color="#000000" style:font-name="Arial" fo:font-size="13pt" fo:language="ca" fo:country="ES" style:font-name-asian="Times New Roman" style:font-size-asian="13pt" style:font-name-complex="Times New Roman" style:font-size-complex="13pt" style:language-complex="ar" style:country-complex="SA"/>
    </style:style>
    <style:style style:name="P8" style:family="paragraph" style:parent-style-name="Text_20_body">
      <style:paragraph-properties fo:line-height="150%"/>
      <style:text-properties fo:font-weight="normal" style:font-weight-asian="normal" style:font-weight-complex="normal"/>
    </style:style>
    <style:style style:name="P9" style:family="paragraph" style:parent-style-name="Text_20_body">
      <style:paragraph-properties fo:line-height="150%"/>
    </style:style>
    <style:style style:name="P1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language="ca" fo:country="ES" style:language-complex="ar" style:country-complex="SA"/>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Avaluació de grup</text:p>
      <text:p text:style-name="P6"/>
      <text:h text:style-name="Heading_20_1" text:outline-level="1">Avaluació de grup</text:h>
      <text:p text:style-name="Text_20_body">El grup funciona correctament, però continuem arrossegant el problema de la quedada telemàtica ja que ens segueix costant bastant trobar un espai de temps per estar els 3 membres del grup presents. Al final però, <text:s/>sempre trobem una tarda d'algun cap de setmana per posar les coses importants en comú i planificar els EAC i la repartició de tasques per els membres. </text:p>
      <text:p text:style-name="Text_20_body">En quant a la feina, ens la anem repartint entre tots i anem comentant els punts conflictius mitjançant el correu electrònic i la llista de Google Grups. D'aquesta forma tots estem al dia de com portem la feina i tenim un control temporal bastant bo. Gràcies aquesta sinergia de treball on tots els membres cooperen per assolir la fita, creem un entorn de treball agradable ja que no competim entre nosaltres sinó que ens ajudem. </text:p>
      <text:p text:style-name="Text_20_body">En aquest punt del projecte ens han sorgit problemes. La nostre idea inicial era implementar el servidor utilitzant la llibreria XMPP que facilita l'API de Google App Engine, però durant el disseny ens hem trobat que els mètodes que ens proporciona aquesta llibreria per rebre missatges no ens serveixen ja que GAE només dona suport al port 80, únicament per aplicacions web. És aleshores quan ens sorgeix el problema de comunicació del servidor amb el client.</text:p>
      <text:p text:style-name="P2">Després de molt pensar i buscar solucions vam trobar una perfecte. Es basa en que els propis clients siguin qui demana els missatges al servidor a través d'una petició http. És una forma semblant a com funciona el xat integrat de Facebook. </text:p>
      <text:p text:style-name="P2"><text:span text:style-name="T1">El servidor guardarà en memòria els missatges, aleshores s'implementa un mètode que es cridat pel client al servidor a través d'una petició GET i és aquí quan el servidor li mostra els missatges que té per ell. </text:span></text:p>
      <text:p text:style-name="P2"><text:span text:style-name="T1">Hem creat un document anomenat </text:span><text:span text:style-name="T2">Croniques_problematiques.odt</text:span><text:span text:style-name="T1"> on hem explicat el nostre problema molt més a fons i on anirem explicant altres problemes i solucions que ens anem trobant al llarg del desenvolupament.</text:span></text:p>
      <text:p text:style-name="P8">En definitiva, el projecte avança força bé.</text:p>
      <text:h text:style-name="P10"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5">Data</text:p>
          </table:table-cell>
          <table:table-cell table:style-name="Taula5.A1" office:value-type="string">
            <text:p text:style-name="P5">Modificat per:</text:p>
          </table:table-cell>
          <table:table-cell table:style-name="Taula5.C1" office:value-type="string">
            <text:p text:style-name="P5">Modificacions</text:p>
          </table:table-cell>
        </table:table-row>
        <table:table-row>
          <table:table-cell table:style-name="Taula5.A2" office:value-type="date" office:date-value="2011-10-12">
            <text:p text:style-name="P4">12/10/11</text:p>
          </table:table-cell>
          <table:table-cell table:style-name="Taula5.B2" office:value-type="string">
            <text:p text:style-name="P4"><text:span text:style-name="T3">I</text:span><text:span text:style-name="T3">saac Gangolells<text:line-break/>Hector Costa</text:span></text:p>
            <text:p text:style-name="P4">Fran Hermoso</text:p>
          </table:table-cell>
          <table:table-cell table:style-name="Taula5.C2" office:value-type="string">
            <text:p text:style-name="P4">Edició Inicial</text:p>
          </table:table-cell>
        </table:table-row>
        <table:table-row>
          <table:table-cell table:style-name="Taula5.B2" office:value-type="string">
            <text:p text:style-name="P4"/>
          </table:table-cell>
          <table:table-cell table:style-name="Taula5.B2" office:value-type="string">
            <text:p text:style-name="P4"/>
          </table:table-cell>
          <table:table-cell table:style-name="Taula5.C2"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Avaluació de gru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22:56:00.37</dc:date>
    <meta:editing-duration>PT03H04M35S</meta:editing-duration>
    <meta:editing-cycles>30</meta:editing-cycles>
    <meta:generator>OpenOffice.org/3.2$Win32 OpenOffice.org_project/320m18$Build-9502</meta:generator>
    <dc:creator>Hector Costa Guzman</dc:creator>
    <meta:document-statistic meta:table-count="1" meta:image-count="0" meta:object-count="0" meta:page-count="2" meta:paragraph-count="18" meta:word-count="359" meta:character-count="2141"/>
  </office:meta>
</office:document-meta>
</file>